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Deer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35">
            <text:p>33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04.293626848177">
            <text:p>$604,29</text:p>
          </table:table-cell>
          <table:table-cell table:style-name="ce5" table:formula="of:=[.F2]-[.B3]/[.B4]" office:value-type="currency" office:currency="USD" office:value="491.390401041726">
            <text:p>$491,39</text:p>
          </table:table-cell>
          <table:table-cell table:style-name="ce15" table:formula="of:=[.G2]/1.07" office:value-type="currency" office:currency="EUR" office:value="459.243365459557">
            <text:p>459,2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5">
            <text:p>35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77.063494086679">
            <text:p>$477,06</text:p>
          </table:table-cell>
          <table:table-cell table:style-name="ce7" table:formula="of:=[.F3]-[.B3]/[.B4]" office:value-type="currency" office:currency="USD" office:value="364.160268280228">
            <text:p>$364,16</text:p>
          </table:table-cell>
          <table:table-cell table:style-name="ce16" table:formula="of:=[.G3]/1.07" office:value-type="currency" office:currency="EUR" office:value="340.336699327316">
            <text:p>340,3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36.675247015863">
            <text:p>336,6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1">
            <text:p>0,3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30.24459145891">
            <text:p>$330,24</text:p>
          </table:table-cell>
          <table:table-cell table:style-name="ce14" table:formula="of:=[.F4]-[.B3]/[.B4]" office:value-type="currency" office:currency="USD" office:value="217.341365652459">
            <text:p>$217,34</text:p>
          </table:table-cell>
          <table:table-cell table:style-name="ce17" table:formula="of:=[.G4]/1.07" office:value-type="currency" office:currency="EUR" office:value="203.122771637812">
            <text:p>203,1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0.01">
            <text:p>$20,0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0.005">
            <text:p>$10,01</text:p>
          </table:table-cell>
          <table:table-cell table:style-name="ce5"/>
          <table:table-cell table:style-name="ce5" table:formula="of:=[.B8]/(1+[.D2])^(1/4)" office:value-type="currency" office:currency="USD" office:value="9.8371920140802">
            <text:p>$9,84</text:p>
          </table:table-cell>
          <table:table-cell table:style-name="ce7" table:formula="of:=[.B5]/2" office:value-type="currency" office:currency="USD" office:value="10.005">
            <text:p>$10,01</text:p>
          </table:table-cell>
          <table:table-cell table:style-name="ce7"/>
          <table:table-cell table:style-name="ce7" table:formula="of:=[.E8]/(1+[.D3])^(1/4)" office:value-type="currency" office:currency="USD" office:value="9.80301480261962">
            <text:p>$9,80</text:p>
          </table:table-cell>
          <table:table-cell table:style-name="ce8" table:formula="of:=[.B5]/2" office:value-type="currency" office:currency="USD" office:value="10.005">
            <text:p>$10,01</text:p>
          </table:table-cell>
          <table:table-cell table:style-name="ce8"/>
          <table:table-cell table:style-name="ce8" table:formula="of:=[.H8]/(1+[.D4])^(1/4)" office:value-type="currency" office:currency="USD" office:value="9.76942316721149">
            <text:p>$9,7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3.4117">
            <text:p>$23,41</text:p>
          </table:table-cell>
          <table:table-cell office:value-type="percentage" office:value="0.17">
            <text:p>17,00%</text:p>
          </table:table-cell>
          <table:table-cell table:formula="of:=[.B9]/(1+[.$D$2])^[.A9]" office:value-type="currency" office:currency="USD" office:value="21.8800934579439">
            <text:p>$21,88</text:p>
          </table:table-cell>
          <table:table-cell table:formula="of:=[.B5]*(1+[.F9])" office:value-type="currency" office:currency="USD" office:value="22.8114">
            <text:p>$22,81</text:p>
          </table:table-cell>
          <table:table-cell office:value-type="percentage" office:value="0.14">
            <text:p>14,00%</text:p>
          </table:table-cell>
          <table:table-cell table:formula="of:=[.E9]/(1+[.$D$3])^[.A9]" office:value-type="currency" office:currency="USD" office:value="21.024331797235">
            <text:p>$21,02</text:p>
          </table:table-cell>
          <table:table-cell table:formula="of:=[.B5]*(1+[.I9])" office:value-type="currency" office:currency="USD" office:value="21.4107">
            <text:p>$21,41</text:p>
          </table:table-cell>
          <table:table-cell office:value-type="percentage" office:value="0.07">
            <text:p>7,00%</text:p>
          </table:table-cell>
          <table:table-cell table:formula="of:=[.H9]/(1+[.$D$4])^[.A9]" office:value-type="currency" office:currency="USD" office:value="19.4642727272727">
            <text:p>$19,4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6.923455">
            <text:p>$26,92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USD" office:value="23.515988295921">
            <text:p>$23,52</text:p>
          </table:table-cell>
          <table:table-cell table:formula="of:=[.E9]*(1+[.F10])" office:value-type="currency" office:currency="USD" office:value="26.004996">
            <text:p>$26,00</text:p>
          </table:table-cell>
          <table:table-cell office:value-type="percentage" office:value="0.14">
            <text:p>14,00%</text:p>
          </table:table-cell>
          <table:table-cell table:formula="of:=[.E10]/(1+[.$D$3])^[.A10]" office:value-type="currency" office:currency="USD" office:value="22.0900813353437">
            <text:p>$22,09</text:p>
          </table:table-cell>
          <table:table-cell table:formula="of:=[.H9]*(1+[.I10])" office:value-type="currency" office:currency="USD" office:value="22.695342">
            <text:p>$22,70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USD" office:value="18.7564809917355">
            <text:p>$18,7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9.0773314">
            <text:p>$29,08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USD" office:value="23.7357638874717">
            <text:p>$23,74</text:p>
          </table:table-cell>
          <table:table-cell table:formula="of:=[.E10]*(1+[.F11])" office:value-type="currency" office:currency="USD" office:value="27.69532074">
            <text:p>$27,70</text:p>
          </table:table-cell>
          <table:table-cell office:value-type="percentage" office:value="0.065">
            <text:p>6,50%</text:p>
          </table:table-cell>
          <table:table-cell table:formula="of:=[.E11]/(1+[.$D$3])^[.A11]" office:value-type="currency" office:currency="USD" office:value="21.6828908959825">
            <text:p>$21,68</text:p>
          </table:table-cell>
          <table:table-cell table:formula="of:=[.H10]*(1+[.I11])" office:value-type="currency" office:currency="USD" office:value="23.37620226">
            <text:p>$23,38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17.5628867468069">
            <text:p>$17,5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0.821971284">
            <text:p>$30,82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23.5139343184299">
            <text:p>$23,51</text:p>
          </table:table-cell>
          <table:table-cell table:formula="of:=[.E11]*(1+[.F12])" office:value-type="currency" office:currency="USD" office:value="29.080086777">
            <text:p>$29,08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20.9834428025637">
            <text:p>$20,98</text:p>
          </table:table-cell>
          <table:table-cell table:formula="of:=[.H11]*(1+[.I12])" office:value-type="currency" office:currency="USD" office:value="24.0774883278">
            <text:p>$24,08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16.4452484992828">
            <text:p>$16,4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2.67128956104">
            <text:p>$32,67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23.2941779229306">
            <text:p>$23,29</text:p>
          </table:table-cell>
          <table:table-cell table:formula="of:=[.E12]*(1+[.F13])" office:value-type="currency" office:currency="USD" office:value="30.53409111585">
            <text:p>$30,53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20.3065575508681">
            <text:p>$20,31</text:p>
          </table:table-cell>
          <table:table-cell table:formula="of:=[.H12]*(1+[.I13])" office:value-type="currency" office:currency="USD" office:value="24.799812977634">
            <text:p>$24,80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15.3987326856921">
            <text:p>$15,4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4.6315669347024">
            <text:p>$34,63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23.07647532552">
            <text:p>$23,08</text:p>
          </table:table-cell>
          <table:table-cell table:formula="of:=[.E13]*(1+[.F14])" office:value-type="currency" office:currency="USD" office:value="32.0607956716425">
            <text:p>$32,06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19.6515073072918">
            <text:p>$19,65</text:p>
          </table:table-cell>
          <table:table-cell table:formula="of:=[.H13]*(1+[.I14])" office:value-type="currency" office:currency="USD" office:value="25.2958092371867">
            <text:p>$25,30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14.2788248540054">
            <text:p>$14,2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6.7094609507845">
            <text:p>$36,71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22.8608073318235">
            <text:p>$22,86</text:p>
          </table:table-cell>
          <table:table-cell table:formula="of:=[.E14]*(1+[.F15])" office:value-type="currency" office:currency="USD" office:value="33.3432274985082">
            <text:p>$33,34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18.8364678337175">
            <text:p>$18,84</text:p>
          </table:table-cell>
          <table:table-cell table:formula="of:=[.H14]*(1+[.I15])" office:value-type="currency" office:currency="USD" office:value="25.8017254219304">
            <text:p>$25,80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13.2403648646232">
            <text:p>$13,2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8.9120286078316">
            <text:p>$38,91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22.6471549268532">
            <text:p>$22,65</text:p>
          </table:table-cell>
          <table:table-cell table:formula="of:=[.E15]*(1+[.F16])" office:value-type="currency" office:currency="USD" office:value="34.6769565984485">
            <text:p>$34,68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8.055231840614">
            <text:p>$18,06</text:p>
          </table:table-cell>
          <table:table-cell table:formula="of:=[.H15]*(1+[.I16])" office:value-type="currency" office:currency="USD" office:value="26.317759930369">
            <text:p>$26,32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2.2774292381051">
            <text:p>$12,2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1.2467503243015">
            <text:p>$41,25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22.4354992733312">
            <text:p>$22,44</text:p>
          </table:table-cell>
          <table:table-cell table:formula="of:=[.E16]*(1+[.F17])" office:value-type="currency" office:currency="USD" office:value="36.0640348623865">
            <text:p>$36,06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17.306397340312">
            <text:p>$17,31</text:p>
          </table:table-cell>
          <table:table-cell table:formula="of:=[.H16]*(1+[.I17])" office:value-type="currency" office:currency="USD" office:value="26.8441151289764">
            <text:p>$26,84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1.3845252935157">
            <text:p>$11,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3.7215553437596">
            <text:p>$43,72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22.2258217100291">
            <text:p>$22,23</text:p>
          </table:table-cell>
          <table:table-cell table:formula="of:=[.E17]*(1+[.F18])" office:value-type="currency" office:currency="USD" office:value="37.5065962568819">
            <text:p>$37,51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16.5886204920963">
            <text:p>$16,59</text:p>
          </table:table-cell>
          <table:table-cell table:formula="of:=[.H17]*(1+[.I18])" office:value-type="currency" office:currency="USD" office:value="27.3809974315559">
            <text:p>$27,38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0.5565598176236">
            <text:p>$10,5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39.022908464334">
            <text:p>$239,02</text:p>
          </table:table-cell>
          <table:table-cell/>
          <table:table-cell table:style-name="ce7"/>
          <table:table-cell table:formula="of:=SUM([.G8:.G18])" office:value-type="currency" office:currency="USD" office:value="206.328543998644">
            <text:p>$206,33</text:p>
          </table:table-cell>
          <table:table-cell/>
          <table:table-cell table:style-name="ce8"/>
          <table:table-cell table:formula="of:=SUM([.J8:.J18])" office:value-type="currency" office:currency="USD" office:value="159.134748885875">
            <text:p>$159,1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43.266440843914">
            <text:p>$743,27</text:p>
          </table:table-cell>
          <table:table-cell table:style-name="ce5"/>
          <table:table-cell table:formula="of:=[.B20]/(1+[.D2])^([.A18]+1/2)" office:value-type="currency" office:currency="USD" office:value="365.270718383843">
            <text:p>$365,27</text:p>
          </table:table-cell>
          <table:table-cell table:formula="of:=[.E18]*[.D5]" office:value-type="currency" office:currency="USD" office:value="637.612136366993">
            <text:p>$637,61</text:p>
          </table:table-cell>
          <table:table-cell table:style-name="ce7"/>
          <table:table-cell table:formula="of:=[.E20]/(1+[.D3])^([.A18]+1/2)" office:value-type="currency" office:currency="USD" office:value="270.734950088035">
            <text:p>$270,73</text:p>
          </table:table-cell>
          <table:table-cell table:formula="of:=[.H18]*[.D5]" office:value-type="currency" office:currency="USD" office:value="465.476956336451">
            <text:p>$465,48</text:p>
          </table:table-cell>
          <table:table-cell table:style-name="ce8"/>
          <table:table-cell table:formula="of:=[.H20]/(1+[.D4])^([.A18]+1/2)" office:value-type="currency" office:currency="USD" office:value="171.109842573036">
            <text:p>$171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1:56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1:56:06.40</dc:date>
    <dc:creator>aaa </dc:creator>
    <meta:editing-duration>P3DT1H21M23S</meta:editing-duration>
    <meta:editing-cycles>62</meta:editing-cycles>
    <meta:generator>OpenOffice/4.1.5$Win32 OpenOffice.org_project/415m1$Build-9789</meta:generator>
    <meta:document-statistic meta:table-count="5" meta:cell-count="691" meta:object-count="0"/>
  </office:meta>
</office:document-meta>
</file>